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1"/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8">
      <style:paragraph-properties fo:margin-top="0cm" fo:margin-bottom="0cm"/>
    </style:style>
    <style:style style:name="P19" style:family="paragraph" style:parent-style-name="Text_20_body" style:list-style-name="L9">
      <style:paragraph-properties fo:margin-top="0cm" fo:margin-bottom="0cm"/>
    </style:style>
    <style:style style:name="P20" style:family="paragraph" style:parent-style-name="Text_20_body" style:list-style-name="L10">
      <style:paragraph-properties fo:margin-top="0cm" fo:margin-bottom="0cm"/>
    </style:style>
    <style:style style:name="P21" style:family="paragraph" style:parent-style-name="Text_20_body" style:list-style-name="L11">
      <style:paragraph-properties fo:margin-top="0cm" fo:margin-bottom="0cm"/>
    </style:style>
    <style:style style:name="P22" style:family="paragraph" style:parent-style-name="Text_20_body" style:list-style-name="L12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chine Learning Course: Applications Focus</text:h>
      <text:h text:style-name="Heading_20_4" text:outline-level="4"/>
      <text:h text:style-name="Heading_20_4" text:outline-level="4">Course Overview</text:h>
      <text:p text:style-name="Text_20_body">This course is designed to provide hands-on experience with machine learning techniques, focusing on their practical applications. Each module will include:</text:p>
      <text:list xml:id="list1189065834144668956" text:style-name="L1">
        <text:list-item>
          <text:p text:style-name="P11">An introduction to the technique and when to use it. </text:p>
        </text:list-item>
        <text:list-item>
          <text:p text:style-name="P11">A step-by-step implementation guide. </text:p>
        </text:list-item>
        <text:list-item>
          <text:p text:style-name="P2">Real-world datasets and problem-solving exercises. </text:p>
        </text:list-item>
      </text:list>
      <text:h text:style-name="Heading_20_3" text:outline-level="3"/>
      <text:h text:style-name="Heading_20_4" text:outline-level="4">Tools and Libraries</text:h>
      <text:list xml:id="list3718073785991971021" text:style-name="L2">
        <text:list-item>
          <text:p text:style-name="P12">Python, scikit-learn, pandas, numpy, matplotlib, seaborn. </text:p>
        </text:list-item>
        <text:list-item>
          <text:p text:style-name="P12">Jupyter Notebook for implementation. </text:p>
        </text:list-item>
        <text:list-item>
          <text:p text:style-name="P3">Cloud-based platforms (e.g., Google Colab). </text:p>
        </text:list-item>
      </text:list>
      <text:h text:style-name="Heading_20_4" text:outline-level="4">Assessment Criteria</text:h>
      <text:list xml:id="list1891920404728340025" text:style-name="L3">
        <text:list-item>
          <text:p text:style-name="P13">Midterm</text:p>
        </text:list-item>
        <text:list-item>
          <text:p text:style-name="P13">Final project </text:p>
        </text:list-item>
      </text:list>
      <text:p text:style-name="P1"/>
      <text:p text:style-name="P1"/>
      <text:p text:style-name="P1"><text:span text:style-name="T2">Course github repository:</text:span> <text:a xlink:type="simple" xlink:href="https://github.com/ahusson/ml_course_bfa3" text:style-name="Internet_20_link" text:visited-style-name="Visited_20_Internet_20_Link">https://github.com/ahusson/ml_course_bfa3</text:a></text:p>
      <text:p text:style-name="P1"/>
      <text:p text:style-name="P1"/>
      <text:p text:style-name="P1"><text:span text:style-name="T2">UCI Machine Learning data repository:</text:span> <text:a xlink:type="simple" xlink:href="https://archive.ics.uci.edu/" text:style-name="Internet_20_link" text:visited-style-name="Visited_20_Internet_20_Link">https://archive.ics.uci.edu/</text:a></text:p>
      <text:p text:style-name="P1"/>
      <text:p text:style-name="P1"/>
      <text:p text:style-name="P1"/>
      <text:h text:style-name="Heading_20_3" text:outline-level="3">Module 0: Gradient Descent</text:h>
      <text:p text:style-name="Text_20_body"><text:span text:style-name="Strong_20_Emphasis">Objective:</text:span><text:span text:style-name="Strong_20_Emphasis"><text:span text:style-name="T1"> Understand the gradient descent algorithm</text:span></text:span></text:p>
      <text:p text:style-name="Text_20_body"><text:span text:style-name="Strong_20_Emphasis">Topics:</text:span></text:p>
      <text:list xml:id="list1203035988684794339" text:style-name="L4">
        <text:list-item>
          <text:p text:style-name="P14">Norms, inner product</text:p>
        </text:list-item>
        <text:list-item>
          <text:p text:style-name="P14">Matrices: eigen values, eigen vectors, transpose, trace</text:p>
        </text:list-item>
        <text:list-item>
          <text:p text:style-name="P14">Gradient of a function, hessian of a function</text:p>
        </text:list-item>
        <text:list-item>
          <text:p text:style-name="P14">Convex functions</text:p>
        </text:list-item>
        <text:list-item>
          <text:p text:style-name="P14">Gradient descent algorithm</text:p>
        </text:list-item>
      </text:list>
      <text:p text:style-name="P1"/>
      <text:p text:style-name="P1"/>
      <text:h text:style-name="Heading_20_3" text:outline-level="3"><text:soft-page-break/>Module 1: Linear Regression</text:h>
      <text:p text:style-name="Text_20_body"><text:span text:style-name="Strong_20_Emphasis">Objective:</text:span> Learn to model relationships between a dependent variable and one or more independent variables using linear regression.</text:p>
      <text:p text:style-name="Text_20_body"><text:span text:style-name="Strong_20_Emphasis">Topics:</text:span></text:p>
      <text:list xml:id="list42639296" text:continue-numbering="true" text:style-name="L4">
        <text:list-item>
          <text:p text:style-name="P14">Introduction to regression problems. </text:p>
        </text:list-item>
        <text:list-item>
          <text:p text:style-name="P14">Implementing simple linear regression. </text:p>
        </text:list-item>
        <text:list-item>
          <text:p text:style-name="P4">Evaluating model performance (MSE, RMSE, R^2). </text:p>
        </text:list-item>
      </text:list>
      <text:h text:style-name="Heading_20_3" text:outline-level="3"/>
      <text:h text:style-name="Heading_20_3" text:outline-level="3">Module 2: Multilinear and Polynomial Regression</text:h>
      <text:p text:style-name="Text_20_body"><text:span text:style-name="Strong_20_Emphasis">Objective:</text:span> Explore advanced regression techniques for non-linear relationships and multiple predictors.</text:p>
      <text:p text:style-name="Text_20_body"><text:span text:style-name="Strong_20_Emphasis">Topics:</text:span></text:p>
      <text:list xml:id="list319549835978275448" text:style-name="L5">
        <text:list-item>
          <text:p text:style-name="P15">Multilinear regression. </text:p>
        </text:list-item>
        <text:list-item>
          <text:p text:style-name="P15">Polynomial regression. </text:p>
        </text:list-item>
        <text:list-item>
          <text:p text:style-name="P5">Overfitting and regularization (Lasso, Ridge) – bias / variance tradeoff</text:p>
        </text:list-item>
      </text:list>
      <text:p text:style-name="Text_20_body"/>
      <text:h text:style-name="Heading_20_3" text:outline-level="3">Module 3: Logistic Regression</text:h>
      <text:p text:style-name="Text_20_body"><text:span text:style-name="Strong_20_Emphasis">Objective:</text:span> Apply logistic regression to binary classification problems.</text:p>
      <text:p text:style-name="Text_20_body"><text:span text:style-name="Strong_20_Emphasis">Topics:</text:span></text:p>
      <text:list xml:id="list3291711580768834918" text:style-name="L6">
        <text:list-item>
          <text:p text:style-name="P16">Understanding the sigmoid function. </text:p>
        </text:list-item>
        <text:list-item>
          <text:p text:style-name="P16">Binary classification and decision boundaries. </text:p>
        </text:list-item>
        <text:list-item>
          <text:p text:style-name="P6">Performance metrics: Accuracy, Precision, Recall, F1-score, AUC-ROC. </text:p>
        </text:list-item>
      </text:list>
      <text:h text:style-name="Heading_20_3" text:outline-level="3">Module 4: Kernel Methods</text:h>
      <text:p text:style-name="Text_20_body"><text:span text:style-name="Strong_20_Emphasis">Objective:</text:span> Use kernel methods to solve non-linear problems.</text:p>
      <text:p text:style-name="Text_20_body"><text:span text:style-name="Strong_20_Emphasis">Topics:</text:span></text:p>
      <text:list xml:id="list6438483566272376795" text:style-name="L7">
        <text:list-item>
          <text:p text:style-name="P17">Common kernels: Polynomial, Gaussian (RBF). </text:p>
        </text:list-item>
        <text:list-item>
          <text:p text:style-name="P7">Kernel trick explanation. </text:p>
        </text:list-item>
      </text:list>
      <text:h text:style-name="Heading_20_3" text:outline-level="3">Module 5: Support Vector Machines (SVM)</text:h>
      <text:p text:style-name="Text_20_body"><text:span text:style-name="Strong_20_Emphasis">Objective:</text:span> Learn to classify data using SVM and understand the concept of margin maximization.</text:p>
      <text:p text:style-name="Text_20_body"><text:span text:style-name="Strong_20_Emphasis">Topics:</text:span></text:p>
      <text:list xml:id="list5904312007745809278" text:style-name="L8">
        <text:list-item>
          <text:p text:style-name="P18">Linear SVM. </text:p>
        </text:list-item>
        <text:list-item>
          <text:p text:style-name="P8">Kernel SVM. </text:p>
        </text:list-item>
      </text:list>
      <text:h text:style-name="Heading_20_3" text:outline-level="3"><text:soft-page-break/>Module 6: Dimensionality Reduction</text:h>
      <text:p text:style-name="Text_20_body"><text:span text:style-name="Strong_20_Emphasis">Objective:</text:span> Understand and apply techniques to reduce the dimensionality of datasets while preserving essential information.</text:p>
      <text:p text:style-name="Text_20_body"><text:span text:style-name="Strong_20_Emphasis">Topics:</text:span></text:p>
      <text:list xml:id="list6889734354436321468" text:style-name="L9">
        <text:list-item>
          <text:p text:style-name="P19">Principal Component Analysis (PCA). </text:p>
        </text:list-item>
        <text:list-item>
          <text:p text:style-name="P19">t-Distributed Stochastic Neighbor Embedding (t-SNE) – manifold learning</text:p>
        </text:list-item>
        <text:list-item>
          <text:p text:style-name="P9">Applications in data visualization and preprocessing. </text:p>
        </text:list-item>
      </text:list>
      <text:h text:style-name="Heading_20_3" text:outline-level="3"/>
      <text:h text:style-name="Heading_20_3" text:outline-level="3">Module 7: Clustering</text:h>
      <text:p text:style-name="Text_20_body"><text:span text:style-name="Strong_20_Emphasis">Objective:</text:span> Learn clustering techniques to group similar data points.</text:p>
      <text:p text:style-name="Text_20_body"><text:span text:style-name="Strong_20_Emphasis">Topics:</text:span></text:p>
      <text:list xml:id="list5797808215896292843" text:style-name="L10">
        <text:list-item>
          <text:p text:style-name="P20">K-Means Clustering. </text:p>
        </text:list-item>
        <text:list-item>
          <text:p text:style-name="P20">K-Nearest Neighbors (KNN) for classification. </text:p>
        </text:list-item>
      </text:list>
      <text:h text:style-name="Heading_20_3" text:outline-level="3">Module 8: Ensemble Methods and Optimizing for AUC</text:h>
      <text:p text:style-name="Text_20_body"><text:span text:style-name="Strong_20_Emphasis">Objective:</text:span> Explore advanced ensemble techniques and improve classification models by optimizing AUC.</text:p>
      <text:p text:style-name="Text_20_body"><text:span text:style-name="Strong_20_Emphasis">Topics:</text:span></text:p>
      <text:list xml:id="list2568502113960783680" text:style-name="L11">
        <text:list-item>
          <text:p text:style-name="P21">Bagging and Boosting (Random Forest, Gradient Boosting). </text:p>
        </text:list-item>
        <text:list-item>
          <text:p text:style-name="P21">Stacking and Voting. </text:p>
        </text:list-item>
        <text:list-item>
          <text:p text:style-name="P10">Hyperparameter tuning (GridSearchCV, RandomizedSearchCV).</text:p>
        </text:list-item>
      </text:list>
      <text:h text:style-name="Heading_20_3" text:outline-level="3">Final Project: End-to-End ML Solution</text:h>
      <text:p text:style-name="Text_20_body"><text:span text:style-name="Strong_20_Emphasis">Objective:</text:span> Build an end-to-end machine learning pipeline.</text:p>
      <text:p text:style-name="Text_20_body"><text:span text:style-name="Strong_20_Emphasis">Task:</text:span> Choose a dataset (e.g., Kaggle or UCI Repository) and:</text:p>
      <text:list xml:id="list1700104335331037299" text:style-name="L12">
        <text:list-item>
          <text:p text:style-name="P22">Preprocess data (handling missing values, scaling, encoding). </text:p>
        </text:list-item>
        <text:list-item>
          <text:p text:style-name="P22">Choose an appropriate model. </text:p>
        </text:list-item>
        <text:list-item>
          <text:p text:style-name="P22">Optimize hyperparameters. </text:p>
        </text:list-item>
        <text:list-item>
          <text:p text:style-name="P22">Evaluate and present result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05T17:22:18.57</meta:creation-date>
    <dc:date>2025-01-05T22:38:18.22</dc:date>
    <meta:editing-duration>PT4H52M58S</meta:editing-duration>
    <meta:editing-cycles>8</meta:editing-cycles>
    <meta:generator>OpenOffice/4.1.15$Win32 OpenOffice.org_project/4115m2$Build-9813</meta:generator>
    <meta:document-statistic meta:table-count="0" meta:image-count="0" meta:object-count="0" meta:page-count="3" meta:paragraph-count="75" meta:word-count="428" meta:character-count="3201"/>
  </office:meta>
</office:document-meta>
</file>